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user-content-kajian-kes-scam--penipuan-dalam-talian-di-malaysia"/>Kajian Kes Scam &amp; Penipuan Dalam Talian di Malaysia</text:h>
      <text:p text:style-name="P2">Kajian kes ini disediakan untuk memperkukuhkan wibawa (credibility) penyelesaian masalah (problem statement) projek Hackathon anda. Anda boleh gunakan data ini secara terus dalam pembentangan (slides) anda.</text:p>
      <text:h text:style-name="P3" text:outline-level="2"><text:bookmark text:name="user-content-gambaran-keseluruhan-statistik-pdrm-malaysia-2025-2026"/>Gambaran Keseluruhan (Statistik PDRM Malaysia 2025-2026)</text:h>
      <text:p text:style-name="P2">Gejala scam di Malaysia kini telah mencapai tahap kritikal dan dianggap sebagai ancaman ekonomi utama negara.</text:p>
      <text:list text:style-name="L1">
        <text:list-item>
          <text:p text:style-name="P4"><text:span text:style-name="Strong_20_Emphasis">Jumlah Kerugian (Terkini):</text:span> Mengikut data terbaru, kerugian akibat scam di Malaysia mencecah hampir <text:span text:style-name="Strong_20_Emphasis">RM2.77 Bilion</text:span> pada tahun 2025.</text:p>
        </text:list-item>
        <text:list-item>
          <text:p text:style-name="P4"><text:span text:style-name="Strong_20_Emphasis">Sektor Terlibat:</text:span> Hampir 90% kes jenayah komersial yang disiasat oleh pihak polis kini mempunyai elemen dalam talian (online).</text:p>
        </text:list-item>
        <text:list-item>
          <text:p text:style-name="P5"><text:span text:style-name="Strong_20_Emphasis">Kes Paling Tinggi:</text:span> Kes Pelaburan Tidak Wujud (Non-existent investments) mencatat kerugian terbesar (RM1.37 Bilion).</text:p>
        </text:list-item>
      </text:list>
      <text:p text:style-name="Horizontal_20_Line"/>
      <text:h text:style-name="P3" text:outline-level="2"><text:bookmark text:name="user-content-kes-kajian-1-sindiket-macau-scam--sms-phishing-smishing"/>Kes Kajian 1: Sindiket "Macau Scam" &amp; SMS Phishing (Smishing)</text:h>
      <text:p text:style-name="P2"><text:span text:style-name="Strong_20_Emphasis">Modus Operandi:</text:span> Scammer menggunakan pelbagai taktik, termasuk menggunakan <text:span text:style-name="Strong_20_Emphasis">Fake BTS</text:span> (peranti stesen pangkalan selular haram) di dalam kereta yang bergerak. Bila kereta ini lalu dekat dengan mangsa, telefon bimbit mangsa akan 'tertipu' dan menyambung ke menara palsu. Seterusnya, mangsa akan menerima SMS "Rasmi" palsu seolah-olah daripada Bank Negara Malaysia (BNM), Maybank, KWSP, atau PDRM yang memberitahu "akaun anda disekat, klik pautan ini untuk pengesahan".</text:p>
      <text:p text:style-name="P2"><text:span text:style-name="Strong_20_Emphasis">Isu Sebenar:</text:span> Majoriti pengguna panik dan terus klik pautan tersebut kerana SMS itu masuk ke dalam <text:span text:style-name="Emphasis">thread</text:span> perbualan SMS yang sama dengan mesej bank sebenar mereka (spoofed Sender ID).</text:p>
      <text:p text:style-name="P2">TIP</text:p>
      <text:p text:style-name="P2"><text:span text:style-name="Strong_20_Emphasis">Penyelesaian Projek Kita (URL Checker):</text:span> Apabila mangsa berasa cuak dengan pautan dalam mesej, mereka tidak perlu klik pautan tersebut. Mereka cuma perlu <text:span text:style-name="Emphasis">salin</text:span> mesej dan pautan tersebut, masukkan ke dalam sistem web kita. Sistem AI kita akan menganalisis domain URL tersebut dan terus memberi amaran secara "Live" bahawa ia adalah laman <text:span text:style-name="Emphasis">phishing</text:span>.</text:p>
      <text:p text:style-name="Horizontal_20_Line"/>
      <text:h text:style-name="P3" text:outline-level="2"><text:bookmark text:name="user-content-kes-kajian-2-penipuan-aplikasi-apk-malware-android"/><text:soft-page-break/>Kes Kajian 2: Penipuan Aplikasi APK (Malware Android)</text:h>
      <text:p text:style-name="P2"><text:span text:style-name="Strong_20_Emphasis">Modus Operandi:</text:span> Ini merupakan ancaman terbesar terhadap pengguna telefon bimbit di Malaysia. Scammer memancing mangsa dengan menabur tawaran perkhidmatan cucian rumah murah (cleaning service), perkhidmatan menguruskan saman JPJ, atau kad jemputan kahwin digital.</text:p>
      <text:p text:style-name="P2">Mangsa diarah memuat turun fail berformat <text:span text:style-name="Source_20_Text">.apk</text:span> dari luar Google PlayStore. Apabila di-<text:span text:style-name="Emphasis">install</text:span>, aplikasi ini meminta izin (permission) untuk membaca SMS dan skrin telefon.</text:p>
      <text:p text:style-name="P2"><text:span text:style-name="Strong_20_Emphasis">Isu Sebenar:</text:span> Secara diam-diam, perisian hasad (malware) ini membaca setiap nombor OTP (TAC/PAC) bank yang masuk melalui SMS, dan memindahkannya ke <text:span text:style-name="Emphasis">server</text:span> scammer. Akaun bank mangsa akan "dilesapkan" secara jarak jauh (<text:span text:style-name="Emphasis">Remote Access</text:span>) ketika mangsa sedang tidur.</text:p>
      <text:p text:style-name="P2">TIP</text:p>
      <text:p text:style-name="P2"><text:span text:style-name="Strong_20_Emphasis">Penyelesaian Projek Kita (Message Analyzer &amp; Educational Warning):</text:span> AI kita bukan sahaja boleh memberitahu "Mesej ini Scam!", tetapi juga meneliti mesej-mesej jualan di Facebook atau Telegram yang mengandungi ayat "<text:span text:style-name="Emphasis">Sila muat turun fail APK ini</text:span>". Sistem akan memberi amaran merah peringkat tertinggi agar mangsa tahu fail APK luar adalah alat untuk merompak akses bank!</text:p>
      <text:p text:style-name="Horizontal_20_Line"/>
      <text:h text:style-name="P3" text:outline-level="2"><text:bookmark text:name="user-content-kes-kajian-3-pelaburan-palsu--penyamaran-menggunakan-deepfake-ai"/>Kes Kajian 3: Pelaburan Palsu &amp; Penyamaran Menggunakan Deepfake AI</text:h>
      <text:p text:style-name="P2"><text:span text:style-name="Strong_20_Emphasis">Modus Operandi:</text:span> Sindiket kini beroperasi di seberang tambak dan menggunakan teknologi AI (<text:span text:style-name="Emphasis">deepfake</text:span> video &amp; audio) untuk menyamar sebagai figura awam, ahli keluarga, malah anggota polis. Mangsa akan dihubungi oleh "Polis" melalui nombor yang tak dikenali dan diugut akan ditangkap melainkan mereka memindahkan wang "jaminan" ke dalam sebuah "Akaun Transit".</text:p>
      <text:p text:style-name="P2"><text:span text:style-name="Strong_20_Emphasis">Isu Sebenar:</text:span> Mangsa selalunya menyangka nombor berkenaan memang nombor rasmi kerana suara dan gaya mereka kedengaran sangat asli. Mereka sering diarahkan untuk memindahkan wang ke "Keldai Akaun" (Mule Account).</text:p>
      <text:p text:style-name="P2">TIP</text:p>
      <text:p text:style-name="P2"><text:span text:style-name="Strong_20_Emphasis">Penyelesaian Projek Kita (Phone Number Lookup):</text:span> Mangsa boleh menampal terus nombor telefon si pemanggil atau nombor akaun bank yang diberikan ke dalam sistem kita. Sistem akan mengintegrasikan semakan silang dengan sumber awam yang sahih bagi mengesahkan ia adalah <text:span text:style-name="Emphasis">red-flag</text:span>.</text:p>
      <text:p text:style-name="Horizontal_20_Line"/>
      <text:h text:style-name="P3" text:outline-level="2"><text:bookmark text:name="user-content-kesimpulan-untuk-pitching-pembentangan-juri"/>Kesimpulan Untuk "Pitching" (Pembentangan) Juri</text:h>
      <text:p text:style-name="P2">Sistem kita membawakan <text:span text:style-name="Strong_20_Emphasis">"Satu Pusat Hentian Antipenipuan (One-Stop Anti-Scam Hub)"</text:span> di hujung jari semua lapisan umur rakyat Malaysia. Ia mudah diakses <text:span text:style-name="Emphasis">(Web App tanpa perlu muat turun aplikasi berat)</text:span> dan menyelesaikan senario dunia sebenar rakyat yang ditipu oleh Scammer di WhatsApp &amp; Telegram setiap hari.</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MY"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MY"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0:30:09.863984400</meta:creation-date>
    <dc:date>2026-04-02T10:57:32.647501400</dc:date>
    <meta:editing-duration>PT6M40S</meta:editing-duration>
    <meta:editing-cycles>1</meta:editing-cycles>
    <meta:document-statistic meta:table-count="0" meta:image-count="0" meta:object-count="0" meta:page-count="2" meta:paragraph-count="25" meta:word-count="602" meta:character-count="4224" meta:non-whitespace-character-count="3650"/>
    <meta:generator>LibreOffice/25.8.3.2$Windows_X86_64 LibreOffice_project/8ca8d55c161d602844f5428fa4b58097424e324e</meta:generator>
  </office:meta>
</office:document-meta>
</file>